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71in"/>
    </style:style>
    <style:style style:name="co3" style:family="table-column">
      <style:table-column-properties fo:break-before="auto" style:column-width="2.9819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1" office:value-type="string">
            <text:p>3.4.5.2</text:p>
          </table:table-cell>
          <table:table-cell table:style-name="ce1" office:value-type="string">
            <text:p>Voice-DFD</text:p>
          </table:table-cell>
        </table:table-row>
        <table:table-row table:style-name="ro2">
          <table:table-cell office:value-type="string">
            <text:p>V2S</text:p>
          </table:table-cell>
          <table:table-cell office:value-type="string">
            <text:p>Voice to Scheduling</text:p>
          </table:table-cell>
        </table:table-row>
        <table:table-row table:style-name="ro2">
          <table:table-cell office:value-type="string">
            <text:p>S2V</text:p>
          </table:table-cell>
          <table:table-cell office:value-type="string">
            <text:p>Scheduling to Voice</text:p>
          </table:table-cell>
        </table:table-row>
        <table:table-row table:style-name="ro2">
          <table:table-cell office:value-type="string">
            <text:p>V2D</text:p>
          </table:table-cell>
          <table:table-cell office:value-type="string">
            <text:p>Voice to Detectors Data</text:p>
          </table:table-cell>
        </table:table-row>
        <table:table-row table:style-name="ro2">
          <table:table-cell office:value-type="string">
            <text:p>D2V</text:p>
          </table:table-cell>
          <table:table-cell office:value-type="string">
            <text:p>Detectors Data to Voice</text:p>
          </table:table-cell>
        </table:table-row>
        <table:table-row table:style-name="ro2">
          <table:table-cell office:value-type="string">
            <text:p>Q2V</text:p>
          </table:table-cell>
          <table:table-cell office:value-type="string">
            <text:p>Qualitiy of Life to Voice</text:p>
          </table:table-cell>
        </table:table-row>
        <table:table-row table:style-name="ro2">
          <table:table-cell office:value-type="string">
            <text:p>V2Q</text:p>
          </table:table-cell>
          <table:table-cell office:value-type="string">
            <text:p>Voice to Quality of Life</text:p>
          </table:table-cell>
        </table:table-row>
        <table:table-row table:style-name="ro2">
          <table:table-cell office:value-type="string">
            <text:p>B2V</text:p>
          </table:table-cell>
          <table:table-cell office:value-type="string">
            <text:p>Brain to Voice</text:p>
          </table:table-cell>
        </table:table-row>
        <table:table-row table:style-name="ro2">
          <table:table-cell office:value-type="string">
            <text:p>V2B</text:p>
          </table:table-cell>
          <table:table-cell office:value-type="string">
            <text:p>Voice to Brain</text:p>
          </table:table-cell>
        </table:table-row>
        <table:table-row table:style-name="ro2">
          <table:table-cell office:value-type="string">
            <text:p>V2P</text:p>
          </table:table-cell>
          <table:table-cell office:value-type="string">
            <text:p>Voice to Profile</text:p>
          </table:table-cell>
        </table:table-row>
        <table:table-row table:style-name="ro2">
          <table:table-cell office:value-type="string">
            <text:p>P2V</text:p>
          </table:table-cell>
          <table:table-cell office:value-type="string">
            <text:p>Profile to Voice</text:p>
          </table:table-cell>
        </table:table-row>
        <table:table-row table:style-name="ro2">
          <table:table-cell office:value-type="string">
            <text:p>V2P</text:p>
          </table:table-cell>
          <table:table-cell office:value-type="string">
            <text:p>Voice to Processing</text:p>
          </table:table-cell>
        </table:table-row>
        <table:table-row table:style-name="ro2">
          <table:table-cell office:value-type="string">
            <text:p>P2V</text:p>
          </table:table-cell>
          <table:table-cell office:value-type="string">
            <text:p>Processing to Voice</text:p>
          </table:table-cell>
        </table:table-row>
        <table:table-row table:style-name="ro2">
          <table:table-cell office:value-type="string">
            <text:p>V2I</text:p>
          </table:table-cell>
          <table:table-cell office:value-type="string">
            <text:p>Voice to Interpretation</text:p>
          </table:table-cell>
        </table:table-row>
        <table:table-row table:style-name="ro2">
          <table:table-cell office:value-type="string">
            <text:p>I2V</text:p>
          </table:table-cell>
          <table:table-cell office:value-type="string">
            <text:p>Interpretation to Voice</text:p>
          </table:table-cell>
        </table:table-row>
        <table:table-row table:style-name="ro2">
          <table:table-cell office:value-type="string">
            <text:p>V2P</text:p>
          </table:table-cell>
          <table:table-cell office:value-type="string">
            <text:p>Voice to Processing</text:p>
          </table:table-cell>
        </table:table-row>
        <table:table-row table:style-name="ro2">
          <table:table-cell office:value-type="string">
            <text:p>P2V</text:p>
          </table:table-cell>
          <table:table-cell office:value-type="string">
            <text:p>Processing to Voice</text:p>
          </table:table-cell>
        </table:table-row>
        <table:table-row table:style-name="ro2">
          <table:table-cell office:value-type="string">
            <text:p>V2F</text:p>
          </table:table-cell>
          <table:table-cell office:value-type="string">
            <text:p>Voice to Forwarding</text:p>
          </table:table-cell>
        </table:table-row>
        <table:table-row table:style-name="ro2">
          <table:table-cell office:value-type="string">
            <text:p>F2V</text:p>
          </table:table-cell>
          <table:table-cell office:value-type="string">
            <text:p>Forwarding to Voice</text:p>
          </table:table-cell>
        </table:table-row>
        <table:table-row table:style-name="ro2">
          <table:table-cell office:value-type="string">
            <text:p>V2SR</text:p>
          </table:table-cell>
          <table:table-cell office:value-type="string">
            <text:p>Voice to System Response</text:p>
          </table:table-cell>
        </table:table-row>
        <table:table-row table:style-name="ro2">
          <table:table-cell office:value-type="string">
            <text:p>SR2V</text:p>
          </table:table-cell>
          <table:table-cell office:value-type="string">
            <text:p>System Response to Voice</text:p>
          </table:table-cell>
        </table:table-row>
        <table:table-row table:style-name="ro2">
          <table:table-cell office:value-type="string">
            <text:p>P2I</text:p>
          </table:table-cell>
          <table:table-cell office:value-type="string">
            <text:p>Processing to Interpretation</text:p>
          </table:table-cell>
        </table:table-row>
        <table:table-row table:style-name="ro2">
          <table:table-cell office:value-type="string">
            <text:p>I2P</text:p>
          </table:table-cell>
          <table:table-cell office:value-type="string">
            <text:p>Interpretation to Processing</text:p>
          </table:table-cell>
        </table:table-row>
        <table:table-row table:style-name="ro2">
          <table:table-cell office:value-type="string">
            <text:p>F2SR</text:p>
          </table:table-cell>
          <table:table-cell office:value-type="string">
            <text:p>Forwarding to System Response</text:p>
          </table:table-cell>
        </table:table-row>
        <table:table-row table:style-name="ro2">
          <table:table-cell office:value-type="string">
            <text:p>SR2F</text:p>
          </table:table-cell>
          <table:table-cell office:value-type="string">
            <text:p>System Resonse to Forwarding</text:p>
          </table:table-cell>
        </table:table-row>
        <table:table-row table:style-name="ro2">
          <table:table-cell office:value-type="string">
            <text:p>F2I</text:p>
          </table:table-cell>
          <table:table-cell office:value-type="string">
            <text:p>Forwarding to Interpretation</text:p>
          </table:table-cell>
        </table:table-row>
        <table:table-row table:style-name="ro2">
          <table:table-cell office:value-type="string">
            <text:p>I2F</text:p>
          </table:table-cell>
          <table:table-cell office:value-type="string">
            <text:p>Interpretation to Forwarding</text:p>
          </table:table-cell>
        </table:table-row>
        <table:table-row table:style-name="ro2">
          <table:table-cell office:value-type="string">
            <text:p>F2R</text:p>
          </table:table-cell>
          <table:table-cell office:value-type="string">
            <text:p>Forwarding to Requesting Authentication</text:p>
          </table:table-cell>
        </table:table-row>
        <table:table-row table:style-name="ro2">
          <table:table-cell office:value-type="string">
            <text:p>R2F</text:p>
          </table:table-cell>
          <table:table-cell office:value-type="string">
            <text:p>Requesting Authentication to Fowarding</text:p>
          </table:table-cell>
        </table:table-row>
        <table:table-row table:style-name="ro2">
          <table:table-cell office:value-type="string">
            <text:p>P2R</text:p>
          </table:table-cell>
          <table:table-cell office:value-type="string">
            <text:p>Profile to Request Authentication</text:p>
          </table:table-cell>
        </table:table-row>
        <table:table-row table:style-name="ro2">
          <table:table-cell office:value-type="string">
            <text:p>R2P</text:p>
          </table:table-cell>
          <table:table-cell office:value-type="string">
            <text:p>Requesting Authentication to Profile</text:p>
          </table:table-cell>
        </table:table-row>
        <table:table-row table:style-name="ro2">
          <table:table-cell office:value-type="string">
            <text:p>R2S</text:p>
          </table:table-cell>
          <table:table-cell office:value-type="string">
            <text:p>Requesting Authentication to Schedule</text:p>
          </table:table-cell>
        </table:table-row>
        <table:table-row table:style-name="ro2">
          <table:table-cell office:value-type="string">
            <text:p>S2R</text:p>
          </table:table-cell>
          <table:table-cell office:value-type="string">
            <text:p>Scheduling to Request Authentication</text:p>
          </table:table-cell>
        </table:table-row>
        <table:table-row table:style-name="ro2">
          <table:table-cell office:value-type="string">
            <text:p>B2SR</text:p>
          </table:table-cell>
          <table:table-cell office:value-type="string">
            <text:p>Brain to System Response</text:p>
          </table:table-cell>
        </table:table-row>
        <table:table-row table:style-name="ro2">
          <table:table-cell office:value-type="string">
            <text:p>SR2B</text:p>
          </table:table-cell>
          <table:table-cell office:value-type="string">
            <text:p>System Resonse</text:p>
          </table:table-cell>
        </table:table-row>
        <table:table-row table:style-name="ro2">
          <table:table-cell office:value-type="string">
            <text:p>B2P</text:p>
          </table:table-cell>
          <table:table-cell office:value-type="string">
            <text:p>Brain to Processing</text:p>
          </table:table-cell>
        </table:table-row>
        <table:table-row table:style-name="ro2">
          <table:table-cell office:value-type="string">
            <text:p>P2B</text:p>
          </table:table-cell>
          <table:table-cell office:value-type="string">
            <text:p>Processing to Brain</text:p>
          </table:table-cell>
        </table:table-row>
        <table:table-row table:style-name="ro2">
          <table:table-cell table:style-name="ce1" office:value-type="string">
            <text:p>3.4.5.2.1</text:p>
          </table:table-cell>
          <table:table-cell table:style-name="ce1" office:value-type="string">
            <text:p>Voice-STD</text:p>
          </table:table-cell>
        </table:table-row>
        <table:table-row table:style-name="ro2">
          <table:table-cell office:value-type="string">
            <text:p>Occupied state</text:p>
          </table:table-cell>
          <table:table-cell office:value-type="string">
            <text:p>The system operates in the occupied state</text:p>
          </table:table-cell>
        </table:table-row>
        <table:table-row table:style-name="ro2">
          <table:table-cell office:value-type="string">
            <text:p>Voice detected</text:p>
          </table:table-cell>
          <table:table-cell office:value-type="string">
            <text:p>The system has detected voice</text:p>
          </table:table-cell>
        </table:table-row>
        <table:table-row table:style-name="ro2">
          <table:table-cell office:value-type="string">
            <text:p>Process voice</text:p>
          </table:table-cell>
          <table:table-cell office:value-type="string">
            <text:p>The system processes voice</text:p>
          </table:table-cell>
        </table:table-row>
        <table:table-row table:style-name="ro2">
          <table:table-cell office:value-type="string">
            <text:p>Response Generated </text:p>
          </table:table-cell>
          <table:table-cell office:value-type="string">
            <text:p>The system has generated a response</text:p>
          </table:table-cell>
        </table:table-row>
        <table:table-row table:style-name="ro2">
          <table:table-cell office:value-type="string">
            <text:p>Not Authorized</text:p>
          </table:table-cell>
          <table:table-cell office:value-type="string">
            <text:p>The user is not authorized</text:p>
          </table:table-cell>
        </table:table-row>
        <table:table-row table:style-name="ro2">
          <table:table-cell office:value-type="string">
            <text:p>Authorized</text:p>
          </table:table-cell>
          <table:table-cell office:value-type="string">
            <text:p>The user ist authorized</text:p>
          </table:table-cell>
        </table:table-row>
        <table:table-row table:style-name="ro2">
          <table:table-cell office:value-type="string">
            <text:p>Make forward decision</text:p>
          </table:table-cell>
          <table:table-cell office:value-type="string">
            <text:p>The system makes forward decision</text:p>
          </table:table-cell>
        </table:table-row>
        <table:table-row table:style-name="ro2">
          <table:table-cell office:value-type="string">
            <text:p>Start Timer</text:p>
          </table:table-cell>
          <table:table-cell office:value-type="string">
            <text:p>The system starts timer between command content decide on whether ignoring content or not</text:p>
          </table:table-cell>
        </table:table-row>
        <table:table-row table:style-name="ro2">
          <table:table-cell office:value-type="string">
            <text:p>Timer expired</text:p>
          </table:table-cell>
          <table:table-cell office:value-type="string">
            <text:p>The timer has expired and the content will be ignored</text:p>
          </table:table-cell>
        </table:table-row>
        <table:table-row table:style-name="ro2">
          <table:table-cell office:value-type="string">
            <text:p>Command Approval</text:p>
          </table:table-cell>
          <table:table-cell office:value-type="string">
            <text:p>Command has been approved by the system</text:p>
          </table:table-cell>
        </table:table-row>
        <table:table-row table:style-name="ro2">
          <table:table-cell office:value-type="string">
            <text:p>Generate System Response </text:p>
          </table:table-cell>
          <table:table-cell office:value-type="string">
            <text:p>The system generates a response for the user</text:p>
          </table:table-cell>
        </table:table-row>
        <table:table-row table:style-name="ro2">
          <table:table-cell table:style-name="ce1" office:value-type="string">
            <text:p>3.4.5.2.2</text:p>
          </table:table-cell>
          <table:table-cell table:style-name="ce1" office:value-type="string">
            <text:p>Processing-DFD</text:p>
          </table:table-cell>
        </table:table-row>
        <table:table-row table:style-name="ro2">
          <table:table-cell office:value-type="string">
            <text:p>V2STT</text:p>
          </table:table-cell>
          <table:table-cell office:value-type="string">
            <text:p>Voice to Speech To Text</text:p>
          </table:table-cell>
        </table:table-row>
        <table:table-row table:style-name="ro2">
          <table:table-cell office:value-type="string">
            <text:p>STT2V</text:p>
          </table:table-cell>
          <table:table-cell office:value-type="string">
            <text:p>Speech To Text to Voice</text:p>
          </table:table-cell>
        </table:table-row>
        <table:table-row table:style-name="ro2">
          <table:table-cell office:value-type="string">
            <text:p>P2STT</text:p>
          </table:table-cell>
          <table:table-cell office:value-type="string">
            <text:p>Processing to Speech To Text</text:p>
          </table:table-cell>
        </table:table-row>
        <table:table-row table:style-name="ro2">
          <table:table-cell office:value-type="string">
            <text:p>STT2P</text:p>
          </table:table-cell>
          <table:table-cell office:value-type="string">
            <text:p>Speech To Text to Processing</text:p>
          </table:table-cell>
        </table:table-row>
        <table:table-row table:style-name="ro2">
          <table:table-cell office:value-type="string">
            <text:p>STT2S</text:p>
          </table:table-cell>
          <table:table-cell office:value-type="string">
            <text:p>Speech To Text to Sending</text:p>
          </table:table-cell>
        </table:table-row>
        <table:table-row table:style-name="ro2">
          <table:table-cell office:value-type="string">
            <text:p>S2STT</text:p>
          </table:table-cell>
          <table:table-cell office:value-type="string">
            <text:p>Sending to Speech To Text</text:p>
          </table:table-cell>
        </table:table-row>
        <table:table-row table:style-name="ro2">
          <table:table-cell office:value-type="string">
            <text:p>P2S</text:p>
          </table:table-cell>
          <table:table-cell office:value-type="string">
            <text:p>Processing to Sending</text:p>
          </table:table-cell>
        </table:table-row>
        <table:table-row table:style-name="ro2">
          <table:table-cell office:value-type="string">
            <text:p>S2P</text:p>
          </table:table-cell>
          <table:table-cell office:value-type="string">
            <text:p>Sending to Processing</text:p>
          </table:table-cell>
        </table:table-row>
        <table:table-row table:style-name="ro2">
          <table:table-cell office:value-type="string">
            <text:p>B2S</text:p>
          </table:table-cell>
          <table:table-cell office:value-type="string">
            <text:p>Brain to Sending</text:p>
          </table:table-cell>
        </table:table-row>
        <table:table-row table:style-name="ro2">
          <table:table-cell office:value-type="string">
            <text:p>S2B</text:p>
          </table:table-cell>
          <table:table-cell office:value-type="string">
            <text:p>Sending to Brain</text:p>
          </table:table-cell>
        </table:table-row>
        <table:table-row table:style-name="ro2">
          <table:table-cell office:value-type="string">
            <text:p>I2S</text:p>
          </table:table-cell>
          <table:table-cell office:value-type="string">
            <text:p>Interpretation to Sending</text:p>
          </table:table-cell>
        </table:table-row>
        <table:table-row table:style-name="ro2">
          <table:table-cell office:value-type="string">
            <text:p>S2I</text:p>
          </table:table-cell>
          <table:table-cell office:value-type="string">
            <text:p>Sending to Interpretation</text:p>
          </table:table-cell>
        </table:table-row>
        <table:table-row table:style-name="ro2">
          <table:table-cell table:style-name="ce1" office:value-type="string">
            <text:p>3.4.5.2.2.1</text:p>
          </table:table-cell>
          <table:table-cell table:style-name="ce1" office:value-type="string">
            <text:p>Processing-STD</text:p>
          </table:table-cell>
        </table:table-row>
        <table:table-row table:style-name="ro2">
          <table:table-cell office:value-type="string">
            <text:p>Voice detected</text:p>
          </table:table-cell>
          <table:table-cell office:value-type="string">
            <text:p>The system has detected voice</text:p>
          </table:table-cell>
        </table:table-row>
        <table:table-row table:style-name="ro2">
          <table:table-cell office:value-type="string">
            <text:p>Speech To Text</text:p>
          </table:table-cell>
          <table:table-cell office:value-type="string">
            <text:p>The system translates voice into system language</text:p>
          </table:table-cell>
        </table:table-row>
        <table:table-row table:style-name="ro2">
          <table:table-cell office:value-type="string">
            <text:p>Voice processed</text:p>
          </table:table-cell>
          <table:table-cell office:value-type="string">
            <text:p>The system has processed the voice into text</text:p>
          </table:table-cell>
        </table:table-row>
        <table:table-row table:style-name="ro2">
          <table:table-cell office:value-type="string">
            <text:p>Sending to Interpretaion</text:p>
          </table:table-cell>
          <table:table-cell office:value-type="string">
            <text:p>The system has sent the text to interpretation</text:p>
          </table:table-cell>
        </table:table-row>
        <table:table-row table:style-name="ro2">
          <table:table-cell table:style-name="ce1" office:value-type="string">
            <text:p>3.4.5.2.3</text:p>
          </table:table-cell>
          <table:table-cell table:style-name="ce1" office:value-type="string">
            <text:p>Interpretaion-DFD</text:p>
          </table:table-cell>
        </table:table-row>
        <table:table-row table:style-name="ro2">
          <table:table-cell office:value-type="string">
            <text:p>C2I</text:p>
          </table:table-cell>
          <table:table-cell office:value-type="string">
            <text:p>Check For Command to Interpretation</text:p>
          </table:table-cell>
        </table:table-row>
        <table:table-row table:style-name="ro2">
          <table:table-cell office:value-type="string">
            <text:p>I2C</text:p>
          </table:table-cell>
          <table:table-cell office:value-type="string">
            <text:p>Interpretaion to Check For Command</text:p>
          </table:table-cell>
        </table:table-row>
        <table:table-row table:style-name="ro2">
          <table:table-cell office:value-type="string">
            <text:p>I2E</text:p>
          </table:table-cell>
          <table:table-cell office:value-type="string">
            <text:p>Interpretaion to Execute Command</text:p>
          </table:table-cell>
        </table:table-row>
        <table:table-row table:style-name="ro2">
          <table:table-cell office:value-type="string">
            <text:p>E2I</text:p>
          </table:table-cell>
          <table:table-cell office:value-type="string">
            <text:p>Execute Command to Interpretation</text:p>
          </table:table-cell>
        </table:table-row>
        <table:table-row table:style-name="ro2">
          <table:table-cell office:value-type="string">
            <text:p>E2C</text:p>
          </table:table-cell>
          <table:table-cell office:value-type="string">
            <text:p>Execute command to Check For Command</text:p>
          </table:table-cell>
        </table:table-row>
        <table:table-row table:style-name="ro2">
          <table:table-cell office:value-type="string">
            <text:p>C2E</text:p>
          </table:table-cell>
          <table:table-cell office:value-type="string">
            <text:p>Check For Command to Execute Command</text:p>
          </table:table-cell>
        </table:table-row>
        <table:table-row table:style-name="ro2">
          <table:table-cell office:value-type="string">
            <text:p>E2F</text:p>
          </table:table-cell>
          <table:table-cell office:value-type="string">
            <text:p>Execute Command to Forwarding</text:p>
          </table:table-cell>
        </table:table-row>
        <table:table-row table:style-name="ro2">
          <table:table-cell office:value-type="string">
            <text:p>F2E</text:p>
          </table:table-cell>
          <table:table-cell office:value-type="string">
            <text:p>Forwarding to Execute Command</text:p>
          </table:table-cell>
        </table:table-row>
        <table:table-row table:style-name="ro2">
          <table:table-cell office:value-type="string">
            <text:p>C2P</text:p>
          </table:table-cell>
          <table:table-cell office:value-type="string">
            <text:p>Check For Command to Processing</text:p>
          </table:table-cell>
        </table:table-row>
        <table:table-row table:style-name="ro2">
          <table:table-cell office:value-type="string">
            <text:p>P2C</text:p>
          </table:table-cell>
          <table:table-cell office:value-type="string">
            <text:p>Processing to Check For Command</text:p>
          </table:table-cell>
        </table:table-row>
        <table:table-row table:style-name="ro2">
          <table:table-cell table:style-name="ce1" office:value-type="string">
            <text:p>3.4.5.2.3.1</text:p>
          </table:table-cell>
          <table:table-cell table:style-name="ce1" office:value-type="string">
            <text:p>Processing-STD</text:p>
          </table:table-cell>
        </table:table-row>
        <table:table-row table:style-name="ro2">
          <table:table-cell office:value-type="string">
            <text:p>Command Found</text:p>
          </table:table-cell>
          <table:table-cell office:value-type="string">
            <text:p>The system has found the command within its command list</text:p>
          </table:table-cell>
        </table:table-row>
        <table:table-row table:style-name="ro2">
          <table:table-cell office:value-type="string">
            <text:p>Execute Interpretation</text:p>
          </table:table-cell>
          <table:table-cell office:value-type="string">
            <text:p>The system executes interpretation related to the command</text:p>
          </table:table-cell>
        </table:table-row>
        <table:table-row table:style-name="ro2">
          <table:table-cell office:value-type="string">
            <text:p>Command Accpeted</text:p>
          </table:table-cell>
          <table:table-cell office:value-type="string">
            <text:p>The system has accepted the command</text:p>
          </table:table-cell>
        </table:table-row>
        <table:table-row table:style-name="ro2">
          <table:table-cell office:value-type="string">
            <text:p>Make Forward Decision </text:p>
          </table:table-cell>
          <table:table-cell office:value-type="string">
            <text:p>The system makes forward decision</text:p>
          </table:table-cell>
        </table:table-row>
        <table:table-row table:style-name="ro2">
          <table:table-cell office:value-type="string">
            <text:p>Request Authorization</text:p>
          </table:table-cell>
          <table:table-cell office:value-type="string">
            <text:p>The system requests authorization of the user</text:p>
          </table:table-cell>
        </table:table-row>
        <table:table-row table:style-name="ro2">
          <table:table-cell table:style-name="ce1" office:value-type="string">
            <text:p>3.4.5.2.4</text:p>
          </table:table-cell>
          <table:table-cell table:style-name="ce1" office:value-type="string">
            <text:p>Forwarding-DFD</text:p>
          </table:table-cell>
        </table:table-row>
        <table:table-row table:style-name="ro2">
          <table:table-cell office:value-type="string">
            <text:p>P2F</text:p>
          </table:table-cell>
          <table:table-cell office:value-type="string">
            <text:p>time to HVAC controller</text:p>
          </table:table-cell>
        </table:table-row>
        <table:table-row table:style-name="ro2">
          <table:table-cell office:value-type="string">
            <text:p>F2P</text:p>
          </table:table-cell>
          <table:table-cell office:value-type="string">
            <text:p>a/c unit to HVAC controller</text:p>
          </table:table-cell>
        </table:table-row>
        <table:table-row table:style-name="ro2">
          <table:table-cell office:value-type="string">
            <text:p>I2F</text:p>
          </table:table-cell>
          <table:table-cell office:value-type="string">
            <text:p>HVAC Controller to A/C unit</text:p>
          </table:table-cell>
        </table:table-row>
        <table:table-row table:style-name="ro2">
          <table:table-cell office:value-type="string">
            <text:p>F2I</text:p>
          </table:table-cell>
          <table:table-cell office:value-type="string">
            <text:p>Boiler to HVAC Controller</text:p>
          </table:table-cell>
        </table:table-row>
        <table:table-row table:style-name="ro2">
          <table:table-cell office:value-type="string">
            <text:p>I2P</text:p>
          </table:table-cell>
          <table:table-cell office:value-type="string">
            <text:p>HVAC Controller to Boiler</text:p>
          </table:table-cell>
        </table:table-row>
        <table:table-row table:style-name="ro2">
          <table:table-cell office:value-type="string">
            <text:p>P2I</text:p>
          </table:table-cell>
          <table:table-cell office:value-type="string">
            <text:p>Brain to HVAC controller</text:p>
          </table:table-cell>
        </table:table-row>
        <table:table-row table:style-name="ro2">
          <table:table-cell office:value-type="string">
            <text:p>P2IC</text:p>
          </table:table-cell>
          <table:table-cell office:value-type="string">
            <text:p>Sensor data to HVAC controller</text:p>
          </table:table-cell>
        </table:table-row>
        <table:table-row table:style-name="ro2">
          <table:table-cell office:value-type="string">
            <text:p>IC2P</text:p>
          </table:table-cell>
          <table:table-cell office:value-type="string">
            <text:p>Identifying Command Type to Processing Forwarding Request</text:p>
          </table:table-cell>
        </table:table-row>
        <table:table-row table:style-name="ro2">
          <table:table-cell office:value-type="string">
            <text:p>P2R</text:p>
          </table:table-cell>
          <table:table-cell office:value-type="string">
            <text:p>Processing Forwarding Request to Requesting Authentication</text:p>
          </table:table-cell>
        </table:table-row>
        <table:table-row table:style-name="ro2">
          <table:table-cell office:value-type="string">
            <text:p>R2P</text:p>
          </table:table-cell>
          <table:table-cell office:value-type="string">
            <text:p>Requesting Authentication to Processing Forwarding Request</text:p>
          </table:table-cell>
        </table:table-row>
        <table:table-row table:style-name="ro2">
          <table:table-cell office:value-type="string">
            <text:p>FA2I</text:p>
          </table:table-cell>
          <table:table-cell office:value-type="string">
            <text:p>Forwarding Approval to Identifying Command Type</text:p>
          </table:table-cell>
        </table:table-row>
        <table:table-row table:style-name="ro2">
          <table:table-cell office:value-type="string">
            <text:p>I2FA</text:p>
          </table:table-cell>
          <table:table-cell office:value-type="string">
            <text:p>Identifying Command Type to Forwarding Approval</text:p>
          </table:table-cell>
        </table:table-row>
        <table:table-row table:style-name="ro2">
          <table:table-cell office:value-type="string">
            <text:p>FA2S</text:p>
          </table:table-cell>
          <table:table-cell office:value-type="string">
            <text:p>Forwarding Approval to System Response</text:p>
          </table:table-cell>
        </table:table-row>
        <table:table-row table:style-name="ro2">
          <table:table-cell office:value-type="string">
            <text:p>S2FA</text:p>
          </table:table-cell>
          <table:table-cell office:value-type="string">
            <text:p>System Resonse to Forwarding Approval</text:p>
          </table:table-cell>
        </table:table-row>
        <table:table-row table:style-name="ro2">
          <table:table-cell table:style-name="ce1" office:value-type="string">
            <text:p>3.4.5.2.4.1</text:p>
          </table:table-cell>
          <table:table-cell table:style-name="ce1" office:value-type="string">
            <text:p>Forwarding-STD</text:p>
          </table:table-cell>
        </table:table-row>
        <table:table-row table:style-name="ro2">
          <table:table-cell office:value-type="string">
            <text:p>Voice detected</text:p>
          </table:table-cell>
          <table:table-cell office:value-type="string">
            <text:p>The system has detected voice</text:p>
          </table:table-cell>
        </table:table-row>
        <table:table-row table:style-name="ro2">
          <table:table-cell office:value-type="string">
            <text:p>Speech To Text</text:p>
          </table:table-cell>
          <table:table-cell office:value-type="string">
            <text:p>The system translates voice into system language</text:p>
          </table:table-cell>
        </table:table-row>
        <table:table-row table:style-name="ro2">
          <table:table-cell office:value-type="string">
            <text:p>Identifying Command Type</text:p>
          </table:table-cell>
          <table:table-cell office:value-type="string">
            <text:p>The system identifies command type</text:p>
          </table:table-cell>
        </table:table-row>
        <table:table-row table:style-name="ro2">
          <table:table-cell office:value-type="string">
            <text:p>Command Approval</text:p>
          </table:table-cell>
          <table:table-cell office:value-type="string">
            <text:p>The system has approved the command</text:p>
          </table:table-cell>
        </table:table-row>
        <table:table-row table:style-name="ro2">
          <table:table-cell table:style-name="ce1" office:value-type="string">
            <text:p>3.4.5.2.5</text:p>
          </table:table-cell>
          <table:table-cell table:style-name="ce1" office:value-type="string">
            <text:p>System Resonse-DFD</text:p>
          </table:table-cell>
        </table:table-row>
        <table:table-row table:style-name="ro2">
          <table:table-cell office:value-type="string">
            <text:p>TTS2S</text:p>
          </table:table-cell>
          <table:table-cell office:value-type="string">
            <text:p>Text To Speech to System Response</text:p>
          </table:table-cell>
        </table:table-row>
        <table:table-row table:style-name="ro2">
          <table:table-cell office:value-type="string">
            <text:p>S2TTS</text:p>
          </table:table-cell>
          <table:table-cell office:value-type="string">
            <text:p>System Response to Text To Speech</text:p>
          </table:table-cell>
        </table:table-row>
        <table:table-row table:style-name="ro2">
          <table:table-cell office:value-type="string">
            <text:p>S2G</text:p>
          </table:table-cell>
          <table:table-cell office:value-type="string">
            <text:p>System Resonse to Generating Response</text:p>
          </table:table-cell>
        </table:table-row>
        <table:table-row table:style-name="ro2">
          <table:table-cell office:value-type="string">
            <text:p>G2S</text:p>
          </table:table-cell>
          <table:table-cell office:value-type="string">
            <text:p>Generating Response to System Response</text:p>
          </table:table-cell>
        </table:table-row>
        <table:table-row table:style-name="ro2">
          <table:table-cell office:value-type="string">
            <text:p>TTS2G</text:p>
          </table:table-cell>
          <table:table-cell office:value-type="string">
            <text:p>Text To Speech to Generating Response</text:p>
          </table:table-cell>
        </table:table-row>
        <table:table-row table:style-name="ro2">
          <table:table-cell office:value-type="string">
            <text:p>G2TTS</text:p>
          </table:table-cell>
          <table:table-cell office:value-type="string">
            <text:p>Generating Response to Text To Speech</text:p>
          </table:table-cell>
        </table:table-row>
        <table:table-row table:style-name="ro2">
          <table:table-cell office:value-type="string">
            <text:p>F2G</text:p>
          </table:table-cell>
          <table:table-cell office:value-type="string">
            <text:p>Forwarding to Generating Response</text:p>
          </table:table-cell>
        </table:table-row>
        <table:table-row table:style-name="ro2">
          <table:table-cell office:value-type="string">
            <text:p>G2F</text:p>
          </table:table-cell>
          <table:table-cell office:value-type="string">
            <text:p>Generating Response to Forwarding</text:p>
          </table:table-cell>
        </table:table-row>
        <table:table-row table:style-name="ro2">
          <table:table-cell office:value-type="string">
            <text:p>B2G</text:p>
          </table:table-cell>
          <table:table-cell office:value-type="string">
            <text:p>Brain to Generating Response</text:p>
          </table:table-cell>
        </table:table-row>
        <table:table-row table:style-name="ro2">
          <table:table-cell office:value-type="string">
            <text:p>G2B</text:p>
          </table:table-cell>
          <table:table-cell office:value-type="string">
            <text:p>Generating Response to Brain</text:p>
          </table:table-cell>
        </table:table-row>
        <table:table-row table:style-name="ro2">
          <table:table-cell office:value-type="string">
            <text:p>TTS2B</text:p>
          </table:table-cell>
          <table:table-cell office:value-type="string">
            <text:p>Text To Speech to Brain</text:p>
          </table:table-cell>
        </table:table-row>
        <table:table-row table:style-name="ro2">
          <table:table-cell office:value-type="string">
            <text:p>B2TTS</text:p>
          </table:table-cell>
          <table:table-cell office:value-type="string">
            <text:p>Brain to Text To Speech</text:p>
          </table:table-cell>
        </table:table-row>
        <table:table-row table:style-name="ro2">
          <table:table-cell table:style-name="ce1" office:value-type="string">
            <text:p>3.4.5.2.5.1</text:p>
          </table:table-cell>
          <table:table-cell table:style-name="ce1" office:value-type="string">
            <text:p>System Response-STD</text:p>
          </table:table-cell>
        </table:table-row>
        <table:table-row table:style-name="ro2">
          <table:table-cell office:value-type="string">
            <text:p>Received text</text:p>
          </table:table-cell>
          <table:table-cell office:value-type="string">
            <text:p>The system has detected voice</text:p>
          </table:table-cell>
        </table:table-row>
        <table:table-row table:style-name="ro2">
          <table:table-cell office:value-type="string">
            <text:p>Text To Speech</text:p>
          </table:table-cell>
          <table:table-cell office:value-type="string">
            <text:p>The system translates text into voice</text:p>
          </table:table-cell>
        </table:table-row>
        <table:table-row table:style-name="ro2">
          <table:table-cell office:value-type="string">
            <text:p>Generating Response</text:p>
          </table:table-cell>
          <table:table-cell office:value-type="string">
            <text:p>The system generates user respon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time-style style:name="N118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23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Poirier</meta:initial-creator>
    <meta:creation-date>2011-11-30T18:37:27.89</meta:creation-date>
    <dc:date>2011-11-30T23:29:53.16</dc:date>
    <dc:creator>Andre </dc:creator>
    <meta:editing-duration>PT3H12M27S</meta:editing-duration>
    <meta:editing-cycles>29</meta:editing-cycles>
    <meta:generator>OpenOffice.org/3.3$Win32 OpenOffice.org_project/330m20$Build-9567</meta:generator>
    <meta:document-statistic meta:table-count="3" meta:cell-count="242" meta:object-count="0"/>
  </office:meta>
</office:document-meta>
</file>